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8pt"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fo:background-color="#ffffff"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style="italic" fo:font-weight="normal"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T1"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hone Backup Analysis Research</text:p>
      <text:p text:style-name="P1"/>
      <text:p text:style-name="P6">About The Author</text:p>
      <text:p text:style-name="P9">...</text:p>
      <text:p text:style-name="P5"/>
      <text:p text:style-name="P7">Overview</text:p>
      <text:p text:style-name="P7"/>
      <text:p text:style-name="P2">iPhone has a lot of important information inside it. If the user want to backup the files then the user will have two options. </text:p>
      <text:p text:style-name="P2"/>
      <text:p text:style-name="P3">Option #1:</text:p>
      <text:p text:style-name="P2">Upload all the data to the cloud. </text:p>
      <text:p text:style-name="P2"/>
      <text:p text:style-name="P3">Option #2:</text:p>
      <text:p text:style-name="P2">Get local backup by plug the iPhone to the computer and using iTunes for the backup. The user can do encrypted backup with a password or without encryption.</text:p>
      <text:p text:style-name="P2"/>
      <text:p text:style-name="P2">The problem here is that the backup files are not in a human-readable format. The files need to be parsed. So, This is what I'm going to do in this research. I'm going to analyze the backup files and create a software that helps me viewing and managing the backup files.</text:p>
      <text:p text:style-name="P5"/>
      <text:p text:style-name="P7">Test Device</text:p>
      <text:p text:style-name="P5"/>
      <text:p text:style-name="P5">The test device is iPhone 6s with software version 13.4.1.</text:p>
      <text:p text:style-name="P5">The backup took without encryption.</text:p>
      <text:p text:style-name="P5"/>
      <text:p text:style-name="P7">Files Types</text:p>
      <text:p text:style-name="P4">...</text:p>
      <text:p text:style-name="P4"/>
      <text:p text:style-name="P7"/>
      <text:p text:style-name="P7">Backup Analyze</text:p>
      <text:p text:style-name="P5"/>
      <text:p text:style-name="P5">After you backup the iPhone using iTunes, you will find the backup directory with it's files in this path:</text:p>
      <text:p text:style-name="P5">C:\Users\username\AppData\Roaming\Apple <text:soft-page-break/>Computer\MobileSync\Backup</text:p>
      <text:p text:style-name="P5"/>
      <text:p text:style-name="P5">This directory has all the backups that iTunes take. They are separated and identified by a hash string.</text:p>
      <text:p text:style-name="P5"/>
      <text:p text:style-name="P5">Inside the backup folder there are a lot of folders and three (plist) files and one (.db) file.</text:p>
      <text:p text:style-name="P5"/>
      <text:p text:style-name="P5">Each folder in the backup folder has a name of two characters only. Inside each folder there are a lot of files. Each file has a name of hash string. All the names are begin with two characeters same as the folder two characeters. For ecample, if the folder name is (00), all the files names in side the folder will begin with (00).</text:p>
      <text:p text:style-name="P5"/>
      <text:p text:style-name="P5">There are three (.plist) files:</text:p>
      <text:p text:style-name="P5"><text:tab/>&gt; Info.plist:</text:p>
      <text:p text:style-name="P5"><text:tab/>This file contain information about the application in the iPhone. It has the application Icon.</text:p>
      <text:p text:style-name="P5"/>
      <text:p text:style-name="P5"><text:tab/>&gt; Manifest.plist:</text:p>
      <text:p text:style-name="P5"><text:tab/>This file contain information about ...</text:p>
      <text:p text:style-name="P5"/>
      <text:p text:style-name="P5"><text:tab/>&gt; Status.plist:</text:p>
      <text:p text:style-name="P5"><text:tab/>This file contains information about the backup, like date, is_full_backup, etc..</text:p>
      <text:p text:style-name="P5"/>
      <text:p text:style-name="P5">And there is one (.db) file which is (Manifest.db). This file contain information about all the files in the backup.</text:p>
      <text:p text:style-name="P5"/>
      <text:p text:style-name="P7">More about the files in the folders</text:p>
      <text:p text:style-name="P5"/>
      <text:p text:style-name="P5">The files in the folders are renamed files. For example, the files may <text:soft-page-break/>be jpg files so all what you have to do is to rename them to xxx.jpg and you will get the image.</text:p>
      <text:p text:style-name="P5"/>
      <text:p text:style-name="P7">Analyzing Manifest.db file</text:p>
      <text:p text:style-name="P5"/>
      <text:p text:style-name="P5">Manifest.db is a sqlite database file. You can view the data by using any database browser for sqlite. Inside the database there are two tables. </text:p>
      <text:p text:style-name="P8">Table #1: is <text:span text:style-name="T1">Files</text:span></text:p>
      <text:p text:style-name="P5">The table has five fields. They are:</text:p>
      <text:p text:style-name="P5"><text:tab/>&gt; fileID:</text:p>
      <text:p text:style-name="P5"><text:tab/>This field holds the file name in the backup folders.</text:p>
      <text:p text:style-name="P5"/>
      <text:p text:style-name="P5"><text:tab/>&gt; domain:</text:p>
      <text:p text:style-name="P5"><text:tab/>This detemine what domain this file is belong to.</text:p>
      <text:p text:style-name="P5"/>
      <text:p text:style-name="P5"><text:tab/>&gt; relativePath:</text:p>
      <text:p text:style-name="P5"><text:tab/>This field holds the system path for the file.</text:p>
      <text:p text:style-name="P5"/>
      <text:p text:style-name="P5"><text:tab/>&gt; flags:</text:p>
      <text:p text:style-name="P5"><text:tab/>This field holds a flag for the file, if the flags is 1, this means the file is exists in one of the folders in backup. If the flags is 2, then it means that the file is not exists in the folders, it is exists in the fifth field as blob format. The files that holds flags number 2 are (plist) files with usless information.</text:p>
      <text:p text:style-name="P5"/>
      <text:p text:style-name="P5"><text:tab/>&gt; file:</text:p>
      <text:p text:style-name="P5"><text:tab/>A blob fomrat field that holds binary data for a plist file.</text:p>
      <text:p text:style-name="P5"/>
      <text:p text:style-name="P8">Table #2: is <text:span text:style-name="T1">Properties</text:span></text:p>
      <text:p text:style-name="P5"/>
      <text:p text:style-name="P5"/>
      <text:p text:style-name="P5"><text:soft-page-break/></text:p>
      <text:p text:style-name="P5"/>
      <text:p text:style-name="P7">Parsing Files</text:p>
      <text:p text:style-name="P5"/>
      <text:p text:style-name="P7">Resour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d</meta:initial-creator>
    <meta:creation-date>2020-09-20T02:37:47.55</meta:creation-date>
    <meta:document-statistic meta:table-count="0" meta:image-count="0" meta:object-count="0" meta:page-count="4" meta:paragraph-count="48" meta:word-count="533" meta:character-count="2974"/>
    <dc:date>2020-09-20T03:32:25.74</dc:date>
    <dc:creator>d d</dc:creator>
    <meta:editing-duration>PT47S</meta:editing-duration>
    <meta:editing-cycles>1</meta:editing-cycles>
    <meta:generator>OpenOffice/4.1.7$Win32 OpenOffice.org_project/417m1$Build-9800</meta:generator>
  </office:meta>
</office:document-meta>
</file>